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7.099cm" svg:height="9.828cm" svg:x="17.678cm" svg:y="1.619cm">
            <draw:object draw:notify-on-update-of-ranges="Tabelle1.A6:Tabelle1.A11 Tabelle1.B5:Tabelle1.B5 Tabelle1.B6:Tabelle1.B11 Tabelle1.C5:Tabelle1.C5 Tabelle1.C6:Tabelle1.C11 Tabelle1.D5:Tabelle1.D5 Tabelle1.D6:Tabelle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099cm" svg:height="9.828cm" svg:x="17.678cm" svg:y="12.935cm">
            <draw:object draw:notify-on-update-of-ranges="Tabelle1.A31:Tabelle1.A38 Tabelle1.B30:Tabelle1.B30 Tabelle1.B31:Tabelle1.B38 Tabelle1.C30:Tabelle1.C30 Tabelle1.C31:Tabelle1.C38 Tabelle1.D30:Tabelle1.D30 Tabelle1.D31:Tabelle1.D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099cm" svg:height="9.828cm" svg:x="17.426cm" svg:y="23.852cm">
            <draw:object draw:notify-on-update-of-ranges="Tabelle1.A56:Tabelle1.A59 Tabelle1.B55:Tabelle1.B55 Tabelle1.B56:Tabelle1.B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mage size</text:p>
          </table:table-cell>
          <table:table-cell office:value-type="string" calcext:value-type="string">
            <text:p>64x64, 16bit</text:p>
          </table:table-cell>
          <table:table-cell/>
          <table:table-cell office:value-type="string" calcext:value-type="string">
            <text:p>tinytiff</text:p>
          </table:table-cell>
          <table:table-cell office:value-type="string" calcext:value-type="string">
            <text:p>3.0.0.0 (2020-10-11 10:31:51, Git: 4eaa173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tiff</text:p>
          </table:table-cell>
          <table:table-cell table:style-name="ce2" office:value-type="string" calcext:value-type="string">
            <text:p>3.8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number of frames</text:p>
          </table:table-cell>
          <table:table-cell table:style-name="ce1" office:value-type="string" calcext:value-type="string">
            <text:p>Libtiff 3.8.2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Tinytiff 3.0.0.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,078</text:p>
          </table:table-cell>
          <table:table-cell office:value-type="float" office:value="0.059" calcext:value-type="float">
            <text:p>0,059</text:p>
          </table:table-cell>
          <table:table-cell office:value-type="float" office:value="0.044" calcext:value-type="float">
            <text:p>0,044</text:p>
          </table:table-cell>
          <table:table-cell table:formula="of:=[.B6]/[.D6]" office:value-type="float" office:value="1.77272727272727" calcext:value-type="float">
            <text:p>1,772727272727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2" calcext:value-type="float">
            <text:p>0,202</text:p>
          </table:table-cell>
          <table:table-cell office:value-type="float" office:value="0.032" calcext:value-type="float">
            <text:p>0,032</text:p>
          </table:table-cell>
          <table:table-cell office:value-type="float" office:value="0.016" calcext:value-type="float">
            <text:p>0,016</text:p>
          </table:table-cell>
          <table:table-cell table:formula="of:=[.B7]/[.D7]" office:value-type="float" office:value="12.625" calcext:value-type="float">
            <text:p>12,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56" calcext:value-type="float">
            <text:p>1,956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1" calcext:value-type="float">
            <text:p>0,041</text:p>
          </table:table-cell>
          <table:table-cell table:formula="of:=[.B8]/[.D8]" office:value-type="float" office:value="47.7073170731707" calcext:value-type="float">
            <text:p>47,70731707317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.694" calcext:value-type="float">
            <text:p>19,694</text:p>
          </table:table-cell>
          <table:table-cell office:value-type="float" office:value="0.048" calcext:value-type="float">
            <text:p>0,048</text:p>
          </table:table-cell>
          <table:table-cell office:value-type="float" office:value="0.073" calcext:value-type="float">
            <text:p>0,073</text:p>
          </table:table-cell>
          <table:table-cell table:formula="of:=[.B9]/[.D9]" office:value-type="float" office:value="269.780821917808" calcext:value-type="float">
            <text:p>269,7808219178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5.815" calcext:value-type="float">
            <text:p>205,815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5" calcext:value-type="float">
            <text:p>0,085</text:p>
          </table:table-cell>
          <table:table-cell table:formula="of:=[.B10]/[.D10]" office:value-type="float" office:value="2421.35294117647" calcext:value-type="float">
            <text:p>2421,3529411764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0.078" calcext:value-type="float">
            <text:p>0,078</text:p>
          </table:table-cell>
          <table:table-cell office:value-type="float" office:value="0.08" calcext:value-type="float">
            <text:p>0,08</text:p>
          </table:table-cell>
          <table:table-cell table:formula="of:=[.B11]/[.D11]" office:value-type="float" office:value="0" calcext:value-type="float">
            <text:p>0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number of frames</text:p>
          </table:table-cell>
          <table:table-cell table:style-name="ce1" office:value-type="string" calcext:value-type="string">
            <text:p>Libtiff 3.8.2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Tinytiff 3.0.0.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18.368" calcext:value-type="float">
            <text:p>18,36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table:formula="of:=[.B31]/[.D31]" office:value-type="float" office:value="3673.6" calcext:value-type="float">
            <text:p>3673,6</text:p>
          </table:table-cell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19.887" calcext:value-type="float">
            <text:p>19,887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3" calcext:value-type="float">
            <text:p>0,013</text:p>
          </table:table-cell>
          <table:table-cell table:formula="of:=[.B32]/[.D32]" office:value-type="float" office:value="1529.76923076923" calcext:value-type="float">
            <text:p>1529,76923076923</text:p>
          </table:table-cell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21.26" calcext:value-type="float">
            <text:p>21,26</text:p>
          </table:table-cell>
          <table:table-cell office:value-type="float" office:value="0.119" calcext:value-type="float">
            <text:p>0,119</text:p>
          </table:table-cell>
          <table:table-cell office:value-type="float" office:value="0.022" calcext:value-type="float">
            <text:p>0,022</text:p>
          </table:table-cell>
          <table:table-cell table:formula="of:=[.B33]/[.D33]" office:value-type="float" office:value="966.363636363636" calcext:value-type="float">
            <text:p>966,363636363636</text:p>
          </table:table-cell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13.297" calcext:value-type="float">
            <text:p>13,297</text:p>
          </table:table-cell>
          <table:table-cell office:value-type="float" office:value="0.993" calcext:value-type="float">
            <text:p>0,993</text:p>
          </table:table-cell>
          <table:table-cell office:value-type="float" office:value="0.046" calcext:value-type="float">
            <text:p>0,046</text:p>
          </table:table-cell>
          <table:table-cell table:formula="of:=[.B34]/[.D34]" office:value-type="float" office:value="289.065217391304" calcext:value-type="float">
            <text:p>289,065217391304</text:p>
          </table:table-cell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3.635" calcext:value-type="float">
            <text:p>3,635</text:p>
          </table:table-cell>
          <table:table-cell office:value-type="float" office:value="5.613" calcext:value-type="float">
            <text:p>5,613</text:p>
          </table:table-cell>
          <table:table-cell office:value-type="float" office:value="3.422" calcext:value-type="float">
            <text:p>3,422</text:p>
          </table:table-cell>
          <table:table-cell table:formula="of:=[.B35]/[.D35]" office:value-type="float" office:value="1.06224430157802" calcext:value-type="float">
            <text:p>1,06224430157802</text:p>
          </table:table-cell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4.212" calcext:value-type="float">
            <text:p>4,212</text:p>
          </table:table-cell>
          <table:table-cell office:value-type="float" office:value="22.751" calcext:value-type="float">
            <text:p>22,751</text:p>
          </table:table-cell>
          <table:table-cell office:value-type="float" office:value="22.284" calcext:value-type="float">
            <text:p>22,284</text:p>
          </table:table-cell>
          <table:table-cell table:formula="of:=[.B36]/[.D36]" office:value-type="float" office:value="0.189014539579968" calcext:value-type="float">
            <text:p>0,189014539579968</text:p>
          </table:table-cell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85.087" calcext:value-type="float">
            <text:p>85,087</text:p>
          </table:table-cell>
          <table:table-cell office:value-type="float" office:value="90.328" calcext:value-type="float">
            <text:p>90,328</text:p>
          </table:table-cell>
          <table:table-cell office:value-type="float" office:value="88.431" calcext:value-type="float">
            <text:p>88,431</text:p>
          </table:table-cell>
          <table:table-cell table:formula="of:=[.B37]/[.D37]" office:value-type="float" office:value="0.962185206545216" calcext:value-type="float">
            <text:p>0,962185206545216</text:p>
          </table:table-cell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356.597" calcext:value-type="float">
            <text:p>356,597</text:p>
          </table:table-cell>
          <table:table-cell office:value-type="float" office:value="358.936" calcext:value-type="float">
            <text:p>358,936</text:p>
          </table:table-cell>
          <table:table-cell office:value-type="float" office:value="485.249" calcext:value-type="float">
            <text:p>485,249</text:p>
          </table:table-cell>
          <table:table-cell table:formula="of:=[.B38]/[.D38]" office:value-type="float" office:value="0.734874260431242" calcext:value-type="float">
            <text:p>0,734874260431242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500x432pix/8bit/3ch/100frames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inytiff 3.0.0.0</text:p>
            <text:p>500x432pix/8bit/3ch/100frames 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HUNKY_FROM_CHUNKY</text:p>
          </table:table-cell>
          <table:table-cell office:value-type="float" office:value="0.207" calcext:value-type="float">
            <text:p>0,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_FROM_PLANAR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_FROM_CHUNKY</text:p>
          </table:table-cell>
          <table:table-cell office:value-type="float" office:value="0.987" calcext:value-type="float">
            <text:p>0,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NKY_FROM_PLANAR</text:p>
          </table:table-cell>
          <table:table-cell office:value-type="float" office:value="0.914" calcext:value-type="float">
            <text:p>0,9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21:35:06.56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09:24:08.856000000</meta:creation-date>
    <dc:date>2024-04-30T21:36:41.723000000</dc:date>
    <meta:editing-duration>PT27M1S</meta:editing-duration>
    <meta:editing-cycles>6</meta:editing-cycles>
    <meta:generator>LibreOffice/7.3.1.3$Windows_X86_64 LibreOffice_project/a69ca51ded25f3eefd52d7bf9a5fad8c90b87951</meta:generator>
    <meta:document-statistic meta:table-count="1" meta:cell-count="99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3.637cm" svg:y="4.037cm" style:legend-expansion="high" chart:style-name="ch2"/>
        <chart:plot-area chart:style-name="ch3" table:cell-range-address="Tabelle1.A6:Tabelle1.D11 Tabelle1.B5:Tabelle1.D5" chart:data-source-has-labels="both" svg:x="1.497cm" svg:y="0.196cm" svg:width="11.798cm" svg:height="8.312cm">
          <chart:coordinate-region svg:x="2.489cm" svg:y="0.396cm" svg:width="10.806cm" svg:height="7.465cm"/>
          <chart:axis chart:dimension="x" chart:name="primary-x" chart:style-name="ch4" chartooo:axis-type="auto">
            <chartooo:date-scale/>
            <chart:title svg:x="5.693cm" svg:y="8.704cm" chart:style-name="ch5">
              <text:p>number of frames</text:p>
            </chart:title>
            <chart:categories table:cell-range-address="Tabelle1.A6:Tabelle1.A11"/>
          </chart:axis>
          <chart:axis chart:dimension="y" chart:name="primary-y" chart:style-name="ch6">
            <chart:title svg:x="0.49cm" svg:y="5.939cm" chart:style-name="ch7">
              <text:p>time/frame[ms]</text:p>
            </chart:title>
            <chart:grid chart:style-name="ch8" chart:class="major"/>
          </chart:axis>
          <chart:series chart:style-name="ch9" chart:values-cell-range-address="Tabelle1.B6:Tabelle1.B11" chart:label-cell-address="Tabelle1.B5:Tabelle1.B5" chart:class="chart:bar">
            <chart:data-point chart:repeated="6"/>
          </chart:series>
          <chart:series chart:style-name="ch10" chart:values-cell-range-address="Tabelle1.C6:Tabelle1.C11" chart:label-cell-address="Tabelle1.C5:Tabelle1.C5" chart:class="chart:bar">
            <chart:data-point chart:repeated="6"/>
          </chart:series>
          <chart:series chart:style-name="ch11" chart:values-cell-range-address="Tabelle1.D6:Tabelle1.D11" chart:label-cell-address="Tabelle1.D5:Tabelle1.D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tiff 3.8.2</text:p>
                <draw:g>
                  <svg:desc>Tabelle1.B5:Tabelle1.B5</svg:desc>
                </draw:g>
              </table:table-cell>
              <table:table-cell office:value-type="string">
                <text:p>raw</text:p>
                <draw:g>
                  <svg:desc>Tabelle1.C5:Tabelle1.C5</svg:desc>
                </draw:g>
              </table:table-cell>
              <table:table-cell office:value-type="string">
                <text:p>Tinytiff 3.0.0.0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elle1.A6:Tabelle1.A11</svg:desc>
                </draw:g>
              </table:table-cell>
              <table:table-cell office:value-type="float" office:value="0.078">
                <text:p>0.078</text:p>
                <draw:g>
                  <svg:desc>Tabelle1.B6:Tabelle1.B11</svg:desc>
                </draw:g>
              </table:table-cell>
              <table:table-cell office:value-type="float" office:value="0.059">
                <text:p>0.059</text:p>
                <draw:g>
                  <svg:desc>Tabelle1.C6:Tabelle1.C11</svg:desc>
                </draw:g>
              </table:table-cell>
              <table:table-cell office:value-type="float" office:value="0.044">
                <text:p>0.044</text:p>
                <draw:g>
                  <svg:desc>Tabelle1.D6:Tabelle1.D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2">
                <text:p>0.202</text:p>
              </table:table-cell>
              <table:table-cell office:value-type="float" office:value="0.032">
                <text:p>0.03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956">
                <text:p>1.956</text:p>
              </table:table-cell>
              <table:table-cell office:value-type="float" office:value="0.029">
                <text:p>0.029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694">
                <text:p>19.694</text:p>
              </table:table-cell>
              <table:table-cell office:value-type="float" office:value="0.048">
                <text:p>0.048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5.815">
                <text:p>205.815</text:p>
              </table:table-cell>
              <table:table-cell office:value-type="float" office:value="0.082">
                <text:p>0.08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0.078">
                <text:p>0.078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3.637cm" svg:y="4.037cm" style:legend-expansion="high" chart:style-name="ch2"/>
        <chart:plot-area chart:style-name="ch3" table:cell-range-address="Tabelle1.A31:Tabelle1.D38 Tabelle1.B30:Tabelle1.D30" chart:data-source-has-labels="both" svg:x="1.497cm" svg:y="0.196cm" svg:width="11.798cm" svg:height="8.312cm">
          <chart:coordinate-region svg:x="2.595cm" svg:y="0.196cm" svg:width="10.7cm" svg:height="6.403cm"/>
          <chart:axis chart:dimension="x" chart:name="primary-x" chart:style-name="ch4" chartooo:axis-type="auto">
            <chartooo:date-scale/>
            <chart:title svg:x="5.693cm" svg:y="8.704cm" chart:style-name="ch5">
              <text:p>number of frames</text:p>
            </chart:title>
            <chart:categories table:cell-range-address="Tabelle1.A31:Tabelle1.A38"/>
          </chart:axis>
          <chart:axis chart:dimension="y" chart:name="primary-y" chart:style-name="ch6">
            <chart:title svg:x="0.49cm" svg:y="5.939cm" chart:style-name="ch7">
              <text:p>time/frame[ms]</text:p>
            </chart:title>
            <chart:grid chart:style-name="ch8" chart:class="major"/>
          </chart:axis>
          <chart:series chart:style-name="ch9" chart:values-cell-range-address="Tabelle1.B31:Tabelle1.B38" chart:label-cell-address="Tabelle1.B30:Tabelle1.B30" chart:class="chart:bar">
            <chart:data-point chart:repeated="8"/>
          </chart:series>
          <chart:series chart:style-name="ch10" chart:values-cell-range-address="Tabelle1.C31:Tabelle1.C38" chart:label-cell-address="Tabelle1.C30:Tabelle1.C30" chart:class="chart:bar">
            <chart:data-point chart:repeated="8"/>
          </chart:series>
          <chart:series chart:style-name="ch11" chart:values-cell-range-address="Tabelle1.D31:Tabelle1.D38" chart:label-cell-address="Tabelle1.D30:Tabelle1.D30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tiff 3.8.2</text:p>
                <draw:g>
                  <svg:desc>Tabelle1.B30:Tabelle1.B30</svg:desc>
                </draw:g>
              </table:table-cell>
              <table:table-cell office:value-type="string">
                <text:p>raw</text:p>
                <draw:g>
                  <svg:desc>Tabelle1.C30:Tabelle1.C30</svg:desc>
                </draw:g>
              </table:table-cell>
              <table:table-cell office:value-type="string">
                <text:p>Tinytiff 3.0.0.0</text:p>
                <draw:g>
                  <svg:desc>Tabelle1.D30:Tabelle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Tabelle1.A31:Tabelle1.A38</svg:desc>
                </draw:g>
              </table:table-cell>
              <table:table-cell office:value-type="float" office:value="18.368">
                <text:p>18.368</text:p>
                <draw:g>
                  <svg:desc>Tabelle1.B31:Tabelle1.B38</svg:desc>
                </draw:g>
              </table:table-cell>
              <table:table-cell office:value-type="float" office:value="0.008">
                <text:p>0.008</text:p>
                <draw:g>
                  <svg:desc>Tabelle1.C31:Tabelle1.C38</svg:desc>
                </draw:g>
              </table:table-cell>
              <table:table-cell office:value-type="float" office:value="0.005">
                <text:p>0.005</text:p>
                <draw:g>
                  <svg:desc>Tabelle1.D31:Tabelle1.D38</svg:desc>
                </draw:g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19.887">
                <text:p>19.887</text:p>
              </table:table-cell>
              <table:table-cell office:value-type="float" office:value="0.029">
                <text:p>0.02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21.26">
                <text:p>21.26</text:p>
              </table:table-cell>
              <table:table-cell office:value-type="float" office:value="0.119">
                <text:p>0.11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13.297">
                <text:p>13.297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3.635">
                <text:p>3.635</text:p>
              </table:table-cell>
              <table:table-cell office:value-type="float" office:value="5.613">
                <text:p>5.613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4.212">
                <text:p>4.212</text:p>
              </table:table-cell>
              <table:table-cell office:value-type="float" office:value="22.751">
                <text:p>22.751</text:p>
              </table:table-cell>
              <table:table-cell office:value-type="float" office:value="22.284">
                <text:p>22.284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85.087">
                <text:p>85.087</text:p>
              </table:table-cell>
              <table:table-cell office:value-type="float" office:value="90.328">
                <text:p>90.328</text:p>
              </table:table-cell>
              <table:table-cell office:value-type="float" office:value="88.431">
                <text:p>88.431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356.597">
                <text:p>356.597</text:p>
              </table:table-cell>
              <table:table-cell office:value-type="float" office:value="358.936">
                <text:p>358.936</text:p>
              </table:table-cell>
              <table:table-cell office:value-type="float" office:value="485.249">
                <text:p>485.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2.367cm" svg:y="4.138cm" style:legend-expansion="high" chart:style-name="ch2"/>
        <chart:plot-area chart:style-name="ch3" table:cell-range-address="Tabelle1.A56:Tabelle1.B59 Tabelle1.B55:Tabelle1.B55" chart:data-source-has-labels="both" svg:x="1.497cm" svg:y="0.196cm" svg:width="10.528cm" svg:height="9.437cm">
          <chart:coordinate-region svg:x="3.313cm" svg:y="0.196cm" svg:width="8.481cm" svg:height="5.713cm"/>
          <chart:axis chart:dimension="x" chart:name="primary-x" chart:style-name="ch4" chartooo:axis-type="auto">
            <chartooo:date-scale/>
            <chart:categories table:cell-range-address="Tabelle1.A56:Tabelle1.A59"/>
          </chart:axis>
          <chart:axis chart:dimension="y" chart:name="primary-y" chart:style-name="ch5">
            <chart:title svg:x="0.627cm" svg:y="4.507cm" chart:style-name="ch6">
              <text:p>time/frame[ms]</text:p>
            </chart:title>
            <chart:grid chart:style-name="ch7" chart:class="major"/>
          </chart:axis>
          <chart:series chart:style-name="ch8" chart:values-cell-range-address="Tabelle1.B56:Tabelle1.B59" chart:label-cell-address="Tabelle1.B55:Tabelle1.B5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nytiff 3.0.0.0
500x432pix/8bit/3ch/100frames </text:p>
                <draw:g>
                  <svg:desc>Tabelle1.B55:Tabelle1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UNKY_FROM_CHUNKY</text:p>
                <draw:g>
                  <svg:desc>Tabelle1.A56:Tabelle1.A59</svg:desc>
                </draw:g>
              </table:table-cell>
              <table:table-cell office:value-type="float" office:value="0.207">
                <text:p>0.207</text:p>
                <draw:g>
                  <svg:desc>Tabelle1.B56:Tabelle1.B59</svg:desc>
                </draw:g>
              </table:table-cell>
            </table:table-row>
            <table:table-row>
              <table:table-cell office:value-type="string">
                <text:p>PLANAR_FROM_PLANAR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LANAR_FROM_CHUNKY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CHUNKY_FROM_PLANAR</text:p>
              </table:table-cell>
              <table:table-cell office:value-type="float" office:value="0.914">
                <text:p>0.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